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draw:fill-color="#ffffff" fo:min-height="7.559cm"/>
    </style:style>
    <style:style style:name="pr11" style:family="presentation" style:parent-style-name="Default-outline1">
      <style:graphic-properties draw:fill-color="#ffffff" draw:auto-grow-height="true" fo:min-height="6.912cm"/>
    </style:style>
    <style:style style:name="pr12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00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00"/>
    </style:style>
    <style:style style:name="T3" style:family="text">
      <style:text-properties fo:color="#ff3333" fo:font-size="20pt" style:font-size-asian="20pt" style:font-size-complex="20pt"/>
    </style:style>
    <style:style style:name="T4" style:family="text">
      <style:text-properties fo:color="#23ff23"/>
    </style:style>
    <style:style style:name="T5" style:family="text">
      <style:text-properties fo:color="#ffffff"/>
    </style:style>
    <style:style style:name="T6" style:family="text">
      <style:text-properties fo:color="#ffff00" fo:font-size="28pt" style:font-size-asian="28pt" style:font-size-complex="28pt"/>
    </style:style>
    <style:style style:name="T7" style:family="text">
      <style:text-properties fo:color="#23ff23"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ffff00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3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4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5" style:family="text">
      <style:text-properties fo:color="#ffff0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ffff00" fo:font-style="italic" style:font-style-asian="italic" style:font-style-complex="italic"/>
    </style:style>
    <style:style style:name="T18" style:family="text">
      <style:text-properties fo:color="#23ff23" fo:font-style="italic" style:font-style-asian="italic" style:font-style-complex="italic"/>
    </style:style>
    <style:style style:name="T19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21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22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cc99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bold" style:font-family-complex="Tahoma" style:font-pitch-complex="variable" style:font-size-complex="20pt" style:language-complex="en" style:country-complex="US" style:font-style-complex="normal" style:font-weight-complex="bold" style:text-emphasize="none" style:text-scale="100%" style:font-relief="none"/>
    </style:style>
    <style:style style:name="T3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lasses, visibility</presentation:footer-decl>
      <presentation:footer-decl presentation:name="ftr2">CMPTxxxx</presentation:footer-decl>
      <presentation:date-time-decl presentation:name="dtd1" presentation:source="fixed">16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M2 vs. C++ vs. Java vs. Python:<text:line-break/>Access / Visibility Control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6 Jan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<text:tab/><text:tab/><text:span text:style-name="T1">(10min, 20pts)</text:span></text:p>
          </draw:text-box>
        </draw:frame>
        <draw:frame presentation:style-name="pr5" draw:id="id4" draw:layer="layout" svg:width="25.199cm" svg:height="14.016cm" svg:x="1.4cm" svg:y="4.507cm" presentation:class="outline">
          <draw:text-box>
            <text:list text:style-name="L2">
              <text:list-item>
                <text:p>Describe and contrast the roles of the following: <text:span text:style-name="T2">preprocessor</text:span>, <text:span text:style-name="T2">compiler,</text:span> <text:span text:style-name="T2">linker</text:span>.<text:tab/><text:tab/><text:tab/><text:tab/><text:tab/><text:tab/><text:tab/><text:span text:style-name="T3">[6]</text:span></text:p>
              </text:list-item>
              <text:list-item>
                <text:p>Name 6 out of the 8 <text:span text:style-name="T2">types</text:span> built-in to C++<text:tab/><text:tab/><text:span text:style-name="T3">[6]</text:span></text:p>
              </text:list-item>
              <text:list-item>
                <text:p><text:span text:style-name="T4">#include &lt;iostream&gt;</text:span> vs. <text:span text:style-name="T4">#include “mylib.h”</text:span><text:span text:style-name="T4"><text:tab/></text:span><text:span text:style-name="T3">[4]</text:span></text:p>
                <text:list>
                  <text:list-item>
                    <text:p>What's the difference between <text:span text:style-name="T2">&lt;&gt;</text:span> and <text:span text:style-name="T2">“”</text:span>?</text:p>
                  </text:list-item>
                </text:list>
              </text:list-item>
              <text:list-item>
                <text:p>Write a complete C++ <text:span text:style-name="T2">program</text:span> that prints <text:span text:style-name="T4">“Hello, CMPT166!”</text:span> to the console.<text:tab/><text:tab/><text:tab/><text:tab/><text:tab/><text:span text:style-name="T3">[4]</text:span></text:p>
                <text:list>
                  <text:list-item>
                    <text:p>Docstring, comments not necessa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 answers: #1-2</text:p>
          </draw:text-box>
        </draw:frame>
        <draw:frame presentation:style-name="pr5" draw:layer="layout" svg:width="25.199cm" svg:height="15.998cm" svg:x="1.4cm" svg:y="4.507cm" presentation:class="outline" presentation:user-transformed="true">
          <draw:text-box>
            <text:list text:style-name="L2">
              <text:list-item>
                <text:p text:id="id5"><text:span text:style-name="T2">Preprocessor </text:span><text:span text:style-name="T5">vs.</text:span><text:span text:style-name="T2"> compiler </text:span><text:span text:style-name="T5">vs.</text:span><text:span text:style-name="T2"> linker:</text:span></text:p>
                <text:list>
                  <text:list-item>
                    <text:p text:id="id6"><text:span text:style-name="T6">Preprocessor</text:span><text:span text:style-name="T1">: </text:span><text:span text:style-name="T7">#include</text:span><text:span text:style-name="T1">s, text macros</text:span></text:p>
                  </text:list-item>
                  <text:list-item>
                    <text:p text:id="id7"><text:span text:style-name="T6">Compiler</text:span><text:span text:style-name="T1">: translates from </text:span><text:span text:style-name="T6">high-level </text:span><text:span text:style-name="T1">code (</text:span><text:span text:style-name="T7">*.cpp</text:span><text:span text:style-name="T1">) to </text:span><text:span text:style-name="T6">machine code</text:span><text:span text:style-name="T1"> to be executed (</text:span><text:span text:style-name="T7">*.o</text:span><text:span text:style-name="T1">)</text:span></text:p>
                  </text:list-item>
                  <text:list-item>
                    <text:p text:id="id8"><text:span text:style-name="T6">Linker:</text:span><text:span text:style-name="T1"> connects several compiled </text:span><text:span text:style-name="T6">object</text:span><text:span text:style-name="T1"> files (</text:span><text:span text:style-name="T7">*.o</text:span><text:span text:style-name="T1">) and </text:span><text:span text:style-name="T6">libraries</text:span><text:span text:style-name="T1"> into one </text:span><text:span text:style-name="T6">executable (</text:span><text:span text:style-name="T7">*.o</text:span><text:span text:style-name="T6">) </text:span></text:p>
                  </text:list-item>
                </text:list>
              </text:list-item>
              <text:list-item>
                <text:p text:id="id9"><text:span text:style-name="T1">Name 6 out of the 8 </text:span><text:span text:style-name="T6">types</text:span><text:span text:style-name="T1"> built-in to C++:</text:span></text:p>
                <text:list>
                  <text:list-item>
                    <text:p text:id="id10"><text:span text:style-name="T6">char</text:span><text:span text:style-name="T1">, </text:span><text:span text:style-name="T6">bool</text:span></text:p>
                  </text:list-item>
                  <text:list-item>
                    <text:p text:id="id11"><text:span text:style-name="T6">short</text:span><text:span text:style-name="T1">, </text:span><text:span text:style-name="T6">int</text:span><text:span text:style-name="T1">, </text:span><text:span text:style-name="T6">long int</text:span></text:p>
                  </text:list-item>
                  <text:list-item>
                    <text:p text:id="id12"><text:span text:style-name="T6">float</text:span><text:span text:style-name="T1">, </text:span><text:span text:style-name="T6">double</text:span><text:span text:style-name="T1">, </text:span><text:span text:style-name="T6">long double</text:span></text:p>
                  </text:list-item>
                  <text:list-item>
                    <text:p text:id="id13"><text:span text:style-name="T8">(</text:span><text:span text:style-name="T9">pointers</text:span><text:span text:style-name="T8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1 answers: #3-4</text:p>
          </draw:text-box>
        </draw:frame>
        <draw:frame presentation:style-name="pr5" draw:layer="layout" svg:width="25.199cm" svg:height="14.918cm" svg:x="1.4cm" svg:y="4.507cm" presentation:class="outline" presentation:user-transformed="true">
          <draw:text-box>
            <text:list text:style-name="L2">
              <text:list-item>
                <text:p text:id="id14"><text:span text:style-name="T4">#include &lt;iostream&gt;</text:span> vs. <text:span text:style-name="T4">#include “mylib.h”</text:span></text:p>
                <text:list>
                  <text:list-item>
                    <text:p text:id="id15"><text:span text:style-name="T2">Angle brackets</text:span> <text:span text:style-name="T4">&lt;iostream&gt;</text:span> tell the pre-processor to look in <text:span text:style-name="T2">standard library</text:span> directories to find the file<text:span text:style-name="T4"> iostream.h</text:span></text:p>
                  </text:list-item>
                  <text:list-item>
                    <text:p text:id="id16"><text:span text:style-name="T2">Quotes</text:span> <text:span text:style-name="T4">“mylib.h”</text:span> tell the pre-processor to look in the <text:span text:style-name="T2">current</text:span> directory</text:p>
                  </text:list-item>
                </text:list>
              </text:list-item>
              <text:list-item>
                <text:p text:id="id17">“Hello, CMPT166!”</text:p>
                <text:list>
                  <text:list-item>
                    <text:p text:id="id18"><text:span text:style-name="T10">#include &lt;iostream&gt;</text:span></text:p>
                  </text:list-item>
                  <text:list-item>
                    <text:p text:id="id19"><text:span text:style-name="T10">using namespace std;</text:span></text:p>
                  </text:list-item>
                  <text:list-item>
                    <text:p text:id="id20"><text:span text:style-name="T10">int main() {</text:span></text:p>
                    <text:list>
                      <text:list-item>
                        <text:p text:id="id21"><text:span text:style-name="T10">cout &lt;&lt; “Hello, CMPT166!” &lt;&lt; endl; 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Declaring classes: OO-M2</text:p>
          </draw:text-box>
        </draw:frame>
        <draw:frame presentation:style-name="pr8" draw:text-style-name="P7" draw:layer="layout" svg:width="25.199cm" svg:height="15.41cm" svg:x="1.4cm" svg:y="4.507cm" presentation:class="outline" presentation:user-transformed="true">
          <draw:text-box>
            <text:list text:style-name="L2">
              <text:list-item>
                <text:p text:style-name="P1">Declaring a class in object-oriented M2:</text:p>
              </text:list-item>
            </text:list>
            <text:p text:style-name="P4"><text:span text:style-name="T11">CLASS</text:span><text:span text:style-name="T12"> </text:span><text:span text:style-name="T13">Rectangle</text:span><text:span text:style-name="T12">;</text:span></text:p>
            <text:p text:style-name="P5"><text:span text:style-name="T11">CONST</text:span></text:p>
            <text:p text:style-name="P6"><text:span text:style-name="T12">sides = 4;</text:span></text:p>
            <text:p text:style-name="P5"><text:span text:style-name="T11">VAR</text:span></text:p>
            <text:p text:style-name="P6"><text:span text:style-name="T12">length, width: </text:span><text:span text:style-name="T13">INTEGER</text:span><text:span text:style-name="T12">;</text:span></text:p>
            <text:p text:style-name="P5"><text:span text:style-name="T11">PROCEDURE</text:span><text:span text:style-name="T12"> </text:span><text:span text:style-name="T14">SetDims</text:span><text:span text:style-name="T12"> (l, w: </text:span><text:span text:style-name="T13">INTEGER</text:span><text:span text:style-name="T12">);</text:span></text:p>
            <text:p text:style-name="P5"><text:span text:style-name="T11">BEGIN</text:span></text:p>
            <text:p text:style-name="P6"><text:span text:style-name="T12">length := l;</text:span></text:p>
            <text:p text:style-name="P6"><text:span text:style-name="T12">width := w;</text:span></text:p>
            <text:p text:style-name="P5"><text:span text:style-name="T11">END</text:span><text:span text:style-name="T12"> </text:span><text:span text:style-name="T14">SetDims</text:span><text:span text:style-name="T12">;</text:span></text:p>
            <text:p text:style-name="P4"><text:span text:style-name="T11">BEGIN</text:span></text:p>
            <text:p text:style-name="P6"><text:span text:style-name="T14">SetDims</text:span><text:span text:style-name="T12"> (0, 0);</text:span></text:p>
            <text:p text:style-name="P4"><text:span text:style-name="T11">END</text:span><text:span text:style-name="T12"> </text:span><text:span text:style-name="T13">Rectangle</text:span><text:span text:style-name="T12">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Declaring classes: C++</text:p>
          </draw:text-box>
        </draw:frame>
        <draw:frame presentation:style-name="pr8" draw:text-style-name="P7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15">Header</text:span><text:span text:style-name="T16"> (public definition) file:</text:span></text:p>
              </text:list-item>
            </text:list>
            <text:p text:style-name="P4"><text:span text:style-name="T11">class</text:span><text:span text:style-name="T12"> </text:span><text:span text:style-name="T13">Rectangle</text:span><text:span text:style-name="T12"> {</text:span></text:p>
            <text:p text:style-name="P5"><text:span text:style-name="T11">const </text:span><text:span text:style-name="T13">int</text:span><text:span text:style-name="T12"> sides = 4;</text:span></text:p>
            <text:p text:style-name="P5"><text:span text:style-name="T13">int </text:span><text:span text:style-name="T12">length, width;</text:span></text:p>
            <text:p text:style-name="P5"><text:span text:style-name="T11">void</text:span><text:span text:style-name="T12"> </text:span><text:span text:style-name="T14">SetDims</text:span><text:span text:style-name="T12"> (</text:span><text:span text:style-name="T13">int </text:span><text:span text:style-name="T12">l, </text:span><text:span text:style-name="T13">int </text:span><text:span text:style-name="T12">w);</text:span></text:p>
            <text:p text:style-name="P4"><text:span text:style-name="T12">}</text:span></text:p>
            <text:list text:continue-numbering="true" text:style-name="L2">
              <text:list-item>
                <text:p text:style-name="P1"><text:span text:style-name="T15">Code</text:span><text:span text:style-name="T16"> (private implementation) file:</text:span></text:p>
              </text:list-item>
            </text:list>
            <text:p text:style-name="P4"><text:span text:style-name="T11">void</text:span><text:span text:style-name="T12"> </text:span><text:span text:style-name="T13">Rectangle</text:span><text:span text:style-name="T12">::</text:span><text:span text:style-name="T14">SetDims</text:span><text:span text:style-name="T12"> (</text:span><text:span text:style-name="T13">int </text:span><text:span text:style-name="T12">l, </text:span><text:span text:style-name="T13">int </text:span><text:span text:style-name="T12">w) {</text:span></text:p>
            <text:p text:style-name="P5"><text:span text:style-name="T12">length = l;</text:span></text:p>
            <text:p text:style-name="P5"><text:span text:style-name="T12">width = w;</text:span></text:p>
            <text:p text:style-name="P4"><text:span text:style-name="T12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287cm" svg:x="1cm" svg:y="0.282cm" presentation:class="title">
          <draw:text-box>
            <text:p text:style-name="P1">Declaring and instantiating objects</text:p>
          </draw:text-box>
        </draw:frame>
        <draw:frame presentation:style-name="pr8" draw:text-style-name="P7" draw:layer="layout" svg:width="25.199cm" svg:height="15.394cm" svg:x="1.4cm" svg:y="4.507cm" presentation:class="outline" presentation:user-transformed="true">
          <draw:text-box>
            <text:list text:style-name="L2">
              <text:list-item>
                <text:p text:style-name="P1"><text:span text:style-name="T16">Instantiating </text:span><text:span text:style-name="T15">allocates</text:span><text:span text:style-name="T16"> memory and calls </text:span><text:span text:style-name="T15">constructor</text:span></text:p>
              </text:list-item>
              <text:list-item>
                <text:p text:style-name="P1"><text:span text:style-name="T15">OO-M2</text:span><text:span text:style-name="T16">:</text:span></text:p>
              </text:list-item>
            </text:list>
            <text:p text:style-name="P4"><text:span text:style-name="T11">VAR</text:span></text:p>
            <text:p text:style-name="P5"><text:span text:style-name="T12">rect : </text:span><text:span text:style-name="T13">Rectangle</text:span><text:span text:style-name="T12">;</text:span></text:p>
            <text:p text:style-name="P4"><text:span text:style-name="T11">BEGIN</text:span></text:p>
            <text:p text:style-name="P5"><text:span text:style-name="T11">CREATE</text:span><text:span text:style-name="T12">(rect);</text:span></text:p>
            <text:list text:continue-numbering="true" text:style-name="L2">
              <text:list-item>
                <text:p text:style-name="P8"><text:span text:style-name="T15">C++/Java</text:span><text:span text:style-name="T16">:</text:span></text:p>
              </text:list-item>
            </text:list>
            <text:p text:style-name="P4"><text:span text:style-name="T13">Rectangle</text:span><text:span text:style-name="T12"> rect;</text:span></text:p>
            <text:p text:style-name="P4"><text:span text:style-name="T12">rect = </text:span><text:span text:style-name="T11">new</text:span><text:span text:style-name="T12"> </text:span><text:span text:style-name="T13">Rectangle</text:span><text:span text:style-name="T12">();</text:span></text:p>
            <text:list text:continue-numbering="true" text:style-name="L2">
              <text:list-item>
                <text:p text:style-name="P1"><text:span text:style-name="T15">Python</text:span><text:span text:style-name="T16">:</text:span></text:p>
              </text:list-item>
            </text:list>
            <text:p text:style-name="P4"><text:span text:style-name="T12">rect = </text:span><text:span text:style-name="T13">Rectangle</text:span><text:span text:style-name="T12">(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Header files and visibility</text:p>
          </draw:text-box>
        </draw:frame>
        <draw:frame presentation:style-name="pr10" draw:text-style-name="P7" draw:layer="layout" svg:width="25.199cm" svg:height="7.755cm" svg:x="1.4cm" svg:y="4.507cm" presentation:class="outline" presentation:user-transformed="true">
          <draw:text-box>
            <text:list text:style-name="L2">
              <text:list-item>
                <text:p text:style-name="P1">M2 and C++ put <text:span text:style-name="T2">header</text:span> (DEF) and <text:span text:style-name="T2">code</text:span> (IMP) in separate files</text:p>
              </text:list-item>
              <text:list-item>
                <text:p text:style-name="P1">Anything in a M2 <text:span text:style-name="T2">DEF</text:span> file is visible to any client that <text:span text:style-name="T2">imports</text:span> the library</text:p>
              </text:list-item>
              <text:list-item>
                <text:p text:style-name="P1">Anything in a C++ <text:span text:style-name="T2">header</text:span> file is visible to any client that <text:span text:style-name="T2">includes</text:span> the header </text:p>
              </text:list-item>
            </text:list>
          </draw:text-box>
        </draw:frame>
        <draw:custom-shape draw:style-name="gr2" draw:text-style-name="P10" draw:id="id1" draw:layer="layout" svg:width="4.37cm" svg:height="3.728cm" svg:x="5.973cm" svg:y="12.628cm">
          <text:p text:style-name="P9"><text:span text:style-name="T17">header (*.h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0" draw:id="id3" draw:layer="layout" svg:width="4.37cm" svg:height="3.728cm" svg:x="16.273cm" svg:y="12.628cm">
          <text:p text:style-name="P9"><text:span text:style-name="T17">code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0" draw:id="id2" draw:layer="layout" svg:width="4.37cm" svg:height="3.728cm" svg:x="10.973cm" svg:y="15.228cm">
          <text:p text:style-name="P9"><text:span text:style-name="T17">client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1" draw:layer="layout" draw:type="curve" svg:x1="8.157cm" svg:y1="16.134cm" svg:x2="10.973cm" svg:y2="17.092cm" draw:start-shape="id1" draw:start-glue-point="6" draw:end-shape="id2" svg:d="m8157 16134c0 639 938 958 2816 958">
          <text:p/>
        </draw:connector>
        <draw:connector draw:style-name="gr3" draw:text-style-name="P11" draw:layer="layout" draw:type="curve" svg:x1="18.457cm" svg:y1="16.134cm" svg:x2="15.343cm" svg:y2="17.092cm" draw:start-shape="id3" draw:start-glue-point="6" draw:end-shape="id2" svg:d="m18457 16134c0 639-1038 958-3114 958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ccess / visibility control</text:p>
          </draw:text-box>
        </draw:frame>
        <draw:frame presentation:style-name="pr11" draw:text-style-name="P7" draw:layer="layout" svg:width="25.199cm" svg:height="14.70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Access modifiers</text:span> limit who can see variables and methods:</text:p>
                <text:list>
                  <text:list-item>
                    <text:p text:style-name="P1"><text:span text:style-name="T4">public</text:span>: <text:span text:style-name="T2">anyone</text:span> who imports this class</text:p>
                  </text:list-item>
                  <text:list-item>
                    <text:p text:style-name="P1"><text:span text:style-name="T4">private</text:span>: only methods within this <text:span text:style-name="T2">class</text:span></text:p>
                  </text:list-item>
                  <text:list-item>
                    <text:p text:style-name="P1"><text:span text:style-name="T4">protected</text:span>: <text:span text:style-name="T2">subclasses</text:span> of this class</text:p>
                  </text:list-item>
                </text:list>
              </text:list-item>
              <text:list-item>
                <text:p>You can also grant a specific function or class access to your private attributes/methods by declaring it a <text:span text:style-name="T18">friend</text:span>:</text:p>
                <text:list>
                  <text:list-item>
                    <text:list>
                      <text:list-item>
                        <text:p><text:span text:style-name="T10">class MyClass {</text:span></text:p>
                        <text:list>
                          <text:list-item>
                            <text:p><text:span text:style-name="T10">int mySecretInt;</text:span></text:p>
                          </text:list-item>
                          <text:list-item>
                            <text:p><text:span text:style-name="T19">friend</text:span><text:span text:style-name="T10"> void otherFunction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ccess control in OO-M2</text:p>
          </draw:text-box>
        </draw:frame>
        <draw:frame presentation:style-name="pr12" draw:text-style-name="P7" draw:layer="layout" svg:width="25.199cm" svg:height="14.299cm" svg:x="1.4cm" svg:y="4.507cm" presentation:class="outline" presentation:user-transformed="true">
          <draw:text-box>
            <text:list text:style-name="L2">
              <text:list-item>
                <text:p text:style-name="P1">To make something <text:span text:style-name="T2">public</text:span>, mark it with <text:span text:style-name="T4">REVEAL</text:span></text:p>
              </text:list-item>
              <text:list-item>
                <text:p text:style-name="P1">You may also mark items as <text:span text:style-name="T4">READONLY</text:span></text:p>
              </text:list-item>
              <text:list-item>
                <text:p text:style-name="P1">Everything else is <text:span text:style-name="T2">protected</text:span> by default</text:p>
              </text:list-item>
            </text:list>
            <text:p text:style-name="P4"><text:span text:style-name="T20">CLASS</text:span><text:span text:style-name="T21"> Account;</text:span></text:p>
            <text:p text:style-name="P5"><text:span text:style-name="T20">REVEAL</text:span><text:span text:style-name="T21"> credit, debit, </text:span><text:span text:style-name="T20">READONLY</text:span><text:span text:style-name="T21"> balance;</text:span></text:p>
            <text:p text:style-name="P5"><text:span text:style-name="T20">VAR</text:span></text:p>
            <text:p text:style-name="P6"><text:span text:style-name="T21">balance : </text:span><text:span text:style-name="T22">REAL</text:span><text:span text:style-name="T21">;</text:span></text:p>
            <text:p text:style-name="P5"><text:span text:style-name="T20">PROCEDURE</text:span><text:span text:style-name="T21"> credit (amount : </text:span><text:span text:style-name="T22">REAL</text:span><text:span text:style-name="T21">);</text:span></text:p>
            <text:p text:style-name="P5"><text:span text:style-name="T20">PROCEDURE</text:span><text:span text:style-name="T21"> debit (amount : </text:span><text:span text:style-name="T22">REAL</text:span><text:span text:style-name="T21">);</text:span></text:p>
            <text:p text:style-name="P4"><text:span text:style-name="T20">END</text:span><text:span text:style-name="T21"> Account;</text:span></text:p>
            <text:list text:continue-numbering="true" text:style-name="L2">
              <text:list-item>
                <text:p text:style-name="P1">Make things <text:span text:style-name="T2">private</text:span> by hiding them in <text:span text:style-name="T4">IMP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ccess control in Java</text:p>
          </draw:text-box>
        </draw:frame>
        <draw:frame presentation:style-name="pr12" draw:text-style-name="P7" draw:layer="layout" svg:width="25.199cm" svg:height="14.708cm" svg:x="1.4cm" svg:y="4.507cm" presentation:class="outline" presentation:user-transformed="true">
          <draw:text-box>
            <text:list text:style-name="L2">
              <text:list-item>
                <text:p text:style-name="P1">Java uses <text:span text:style-name="T4">public</text:span>/<text:span text:style-name="T4">private</text:span>/<text:span text:style-name="T4">protected</text:span> <text:span text:style-name="T2">keywords</text:span><text:line-break/>just like C++, but applied to each <text:span text:style-name="T2">item</text:span> instead of in <text:span text:style-name="T2">sections</text:span>:</text:p>
              </text:list-item>
            </text:list>
            <text:p text:style-name="P4"><text:span text:style-name="T23">public</text:span><text:span text:style-name="T24"> </text:span><text:span text:style-name="T23">class</text:span><text:span text:style-name="T24"> Account {</text:span></text:p>
            <text:p text:style-name="P5"><text:span text:style-name="T25">float</text:span><text:span text:style-name="T26"> balance;</text:span><text:span text:style-name="T26"><text:tab/></text:span><text:span text:style-name="T26"><text:tab/></text:span><text:span text:style-name="T27">// default is package visibility</text:span></text:p>
            <text:p text:style-name="P5"><text:span text:style-name="T28">private</text:span><text:span text:style-name="T26"> </text:span><text:span text:style-name="T25">boolean</text:span><text:span text:style-name="T26"> overdrawn;</text:span></text:p>
            <text:p text:style-name="P5"><text:span text:style-name="T28">public</text:span><text:span text:style-name="T26"> Account() {balance = 0;}</text:span><text:span text:style-name="T26"><text:tab/></text:span><text:span text:style-name="T27">// initializer</text:span></text:p>
            <text:p text:style-name="P5"><text:span text:style-name="T28">public</text:span><text:span text:style-name="T26"> </text:span><text:span text:style-name="T25">void</text:span><text:span text:style-name="T26"> credit (</text:span><text:span text:style-name="T25">float</text:span><text:span text:style-name="T26"> amount) {</text:span></text:p>
            <text:list text:continue-numbering="true" text:style-name="L2">
              <text:list-item>
                <text:p text:style-name="P1">Designate <text:span text:style-name="T2">immutable</text:span> items with <text:span text:style-name="T4">final</text:span> (C++: <text:span text:style-name="T4">const</text:span>)</text:p>
              </text:list-item>
            </text:list>
            <text:p text:style-name="P7"/>
            <text:list text:continue-numbering="true" text:style-name="L2">
              <text:list-item>
                <text:p text:style-name="P1"><text:span text:style-name="T2">Python</text:span>: <text:span text:style-name="T18">__names</text:span> are <text:span text:style-name="T2">private</text:span>; all others <text:span text:style-name="T2">public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ccess control in C++</text:p>
          </draw:text-box>
        </draw:frame>
        <draw:frame presentation:style-name="pr8" draw:text-style-name="P7" draw:layer="layout" svg:width="25.199cm" svg:height="15.709cm" svg:x="1.4cm" svg:y="4.507cm" presentation:class="outline" presentation:user-transformed="true">
          <draw:text-box>
            <text:list text:style-name="L2">
              <text:list-item>
                <text:p text:style-name="P1">Members are grouped under <text:span text:style-name="T2">headings:</text:span><text:span text:style-name="T2"><text:line-break/></text:span> <text:span text:style-name="T18">public</text:span>, <text:span text:style-name="T18">private</text:span>, <text:span text:style-name="T18">protected</text:span></text:p>
              </text:list-item>
            </text:list>
            <text:p text:style-name="P4"><text:span text:style-name="T20">class</text:span><text:span text:style-name="T21"> Account {</text:span></text:p>
            <text:p text:style-name="P5"><text:span text:style-name="T20">public</text:span><text:span text:style-name="T21">:</text:span></text:p>
            <text:p text:style-name="P6"><text:span text:style-name="T22">float</text:span><text:span text:style-name="T21"> balance;</text:span></text:p>
            <text:p text:style-name="P6"><text:span text:style-name="T22">void</text:span><text:span text:style-name="T21"> credit (</text:span><text:span text:style-name="T22">float</text:span><text:span text:style-name="T21"> amount);</text:span></text:p>
            <text:p text:style-name="P6"><text:span text:style-name="T22">void</text:span><text:span text:style-name="T21"> debit (</text:span><text:span text:style-name="T22">float</text:span><text:span text:style-name="T21"> amount);</text:span></text:p>
            <text:p text:style-name="P5"><text:span text:style-name="T20">private</text:span><text:span text:style-name="T21">:</text:span></text:p>
            <text:p text:style-name="P6"><text:span text:style-name="T22">bool</text:span><text:span text:style-name="T21"> overdrawn;</text:span></text:p>
            <text:p text:style-name="P4"><text:span text:style-name="T21">}</text:span></text:p>
            <text:list text:continue-numbering="true" text:style-name="L2">
              <text:list-item>
                <text:p text:style-name="P1">In <text:span text:style-name="T2">code</text:span> file:</text:p>
              </text:list-item>
            </text:list>
            <text:p text:style-name="P4"><text:span text:style-name="T21">Account::credit (</text:span><text:span text:style-name="T22">float</text:span><text:span text:style-name="T21"> amount) {</text:span></text:p>
            <text:p text:style-name="P5"><text:span text:style-name="T29">..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ublic/private keywords</text:p>
          </draw:text-box>
        </draw:frame>
        <draw:frame presentation:style-name="pr12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o far most of our classes/attributes/methods have been declared <text:span text:style-name="T2">public</text:span></text:p>
              </text:list-item>
              <text:list-item>
                <text:p text:style-name="P1">The <text:span text:style-name="T2">private</text:span> keyword specifies that only methods within this <text:span text:style-name="T2">class</text:span> can access this entity:</text:p>
              </text:list-item>
            </text:list>
            <text:p text:style-name="P4"><text:span text:style-name="T30">class Student {</text:span></text:p>
            <text:p text:style-name="P5"><text:span text:style-name="T31">private</text:span><text:span text:style-name="T32"> String name;</text:span></text:p>
            <text:p text:style-name="P4"><text:span text:style-name="T30">}</text:span></text:p>
            <text:p text:style-name="P4"><text:span text:style-name="T30">Student s1 = Student();</text:span></text:p>
            <text:p text:style-name="P4"><text:span text:style-name="T30">s1.name;</text:span><text:span text:style-name="T30"><text:tab/></text:span><text:span text:style-name="T30"><text:tab/></text:span><text:span text:style-name="T30">// error!</text:span></text:p>
            <text:list text:continue-numbering="true" text:style-name="L2">
              <text:list-item>
                <text:p text:style-name="P1">This is for <text:span text:style-name="T2">information hiding</text:span>: prevent others from directly accessing/modifying an entit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et/get methods</text:p>
          </draw:text-box>
        </draw:frame>
        <draw:frame presentation:style-name="pr12" draw:text-style-name="P7" draw:id="id22" draw:layer="layout" svg:width="25.199cm" svg:height="17.279cm" svg:x="1.4cm" svg:y="3.72cm" presentation:class="outline" presentation:user-transformed="true">
          <draw:text-box>
            <text:list text:style-name="L2">
              <text:list-item>
                <text:p text:id="id23" text:style-name="P1">A common idiom is to declare instance variables private but provide public <text:span text:style-name="T2">set/get</text:span> methods:</text:p>
              </text:list-item>
            </text:list>
            <text:p text:id="id24" text:style-name="P4"><text:span text:style-name="T33">class Student {</text:span></text:p>
            <text:p text:id="id25" text:style-name="P5"><text:span text:style-name="T34">private</text:span><text:span text:style-name="T35"> String name;</text:span></text:p>
            <text:p text:id="id26" text:style-name="P5"><text:span text:style-name="T35">public String </text:span><text:span text:style-name="T34">getName</text:span><text:span text:style-name="T35">() { return name; }</text:span></text:p>
            <text:p text:id="id27" text:style-name="P5"><text:span text:style-name="T35">public </text:span><text:span text:style-name="T34">setName</text:span><text:span text:style-name="T35">(String n) { name = n; }</text:span></text:p>
            <text:p text:id="id28" text:style-name="P4"><text:span text:style-name="T33">}</text:span></text:p>
            <text:list text:continue-numbering="true" text:style-name="L2">
              <text:list-item>
                <text:p text:id="id29" text:style-name="P1"><text:span text:style-name="T2">Advantages</text:span> of <text:span text:style-name="T4">set/get</text:span> over just declaring <text:span text:style-name="T4">public</text:span>?</text:p>
                <text:list>
                  <text:list-item>
                    <text:p text:id="id30" text:style-name="P1">Control <text:span text:style-name="T2">access</text:span> to the instance variable</text:p>
                    <text:list>
                      <text:list-item>
                        <text:p text:id="id31" text:style-name="P1">Can add <text:span text:style-name="T2">error</text:span> checking</text:p>
                      </text:list-item>
                    </text:list>
                  </text:list-item>
                  <text:list-item>
                    <text:p text:id="id32" text:style-name="P1"><text:span text:style-name="T2">Hides</text:span> underlying storage type of variable</text:p>
                    <text:list>
                      <text:list-item>
                        <text:p text:id="id33" text:style-name="P1">Can <text:span text:style-name="T2">upgrade</text:span> to different data structure la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background" smil:attributeName="visibility" smil:to="visible"/>
                  <anim:transitionFilter smil:dur="0.5s" smil:targetElement="id2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8-01-16T14:37:57</meta:creation-date>
    <dc:date>2009-01-16T14:26:21</dc:date>
    <meta:editing-cycles>19</meta:editing-cycles>
    <meta:editing-duration>PT04H55M21S</meta:editing-duration>
    <meta:document-statistic meta:object-count="218"/>
    <meta:user-defined meta:name="Info 1"/>
    <meta:user-defined meta:name="Info 2"/>
    <meta:user-defined meta:name="Info 3"/>
    <meta:user-defined meta:name="Info 4"/>
  </office:meta>
</office:document-meta>
</file>